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17</text:p>
      <text:p text:style-name="P1"/>
      <text:p text:style-name="P2">Etap I</text:p>
      <text:p text:style-name="P2"/>
      <text:p text:style-name="P3">jak miał na imię syn Dedala <text:s text:c="70"/><text:span text:style-name="T1"><text:s/>Ikar</text:span></text:p>
      <text:p text:style-name="P3">pustynie to obszary to obszary o opadach większych czy mniejszych niż 250 mm rocznie</text:p>
      <text:p text:style-name="P3">w którym europejskim państwie płaci się hrywnami <text:s text:c="34"/><text:span text:style-name="T1">Ukraina</text:span></text:p>
      <text:p text:style-name="P3">jak nazywa sie główna tętnica organizmu <text:s text:c="50"/><text:span text:style-name="T1"><text:s/>aorta</text:span></text:p>
      <text:p text:style-name="P3">czy wyznawcy hinduizmu wierzą w reinkarnację <text:s text:c="38"/><text:span text:style-name="T1"><text:s/>TAK</text:span></text:p>
      <text:p text:style-name="P3">współzałożycielem którego zespołu w <text:s/>1978 był Hołdys <text:s text:c="27"/><text:span text:style-name="T1">Perfect</text:span></text:p>
      <text:p text:style-name="P3">kto opracował skalę temp, wg której woda wrze w temp 100 <text:s text:c="19"/><text:span text:style-name="T1"><text:s/>celsjusz</text:span></text:p>
      <text:p text:style-name="P3">czy Polska przyjęła pomoc w ramach planu Marshalla <text:s text:c="30"/><text:span text:style-name="T1"><text:s/>NIE </text:span></text:p>
      <text:p text:style-name="P3">z ilu kolorów składa się flaga Włoch <text:s text:c="59"/><text:span text:style-name="T1">trzy</text:span></text:p>
      <text:p text:style-name="P3">karmazyn to kolor niebieski, czerwony czy zielony <text:s text:c="36"/><text:span text:style-name="T1">czerwony</text:span></text:p>
      <text:p text:style-name="P3">w którym państwie nagrody Grammy <text:s text:c="54"/><text:span text:style-name="T1"><text:s text:c="3"/>USA</text:span></text:p>
      <text:p text:style-name="P3">co zbiera filatelista <text:s text:c="86"/><text:span text:style-name="T1"><text:s/>znaczki</text:span></text:p>
      <text:p text:style-name="P3">bywa że są za wysokie na nasze nogi <text:s text:c="58"/><text:span text:style-name="T1"><text:s/>progi</text:span></text:p>
      <text:p text:style-name="P3">od którego południka liczy sie długość geograficzną <text:s text:c="34"/><text:span text:style-name="T1">południk zero</text:span></text:p>
      <text:p text:style-name="P3">jak nazywał się kabaret założony przez Edwarda Dziewońskiego, w ktorym występowali Jan Kobuszewski, Wiesław Gołas, Irena Kwiatkowska <text:s text:c="29"/><text:span text:style-name="T1"><text:s/>Dudek</text:span></text:p>
      <text:p text:style-name="P3">czy wodór łączy się z niemetalami <text:s text:c="62"/><text:span text:style-name="T1">TAK</text:span></text:p>
      <text:p text:style-name="P3">z której wyspy uciekł Napoleon Bonaparte <text:s text:c="48"/><text:span text:style-name="T1"><text:s/>Elba</text:span></text:p>
      <text:p text:style-name="P3">czy bambus jest jadalny <text:s text:c="77"/><text:span text:style-name="T1"><text:s text:c="2"/>TAK</text:span></text:p>
      <text:p text:style-name="P3">jak nazywa się cięta, szybka i trafna odpowiedź <text:s text:c="39"/><text:span text:style-name="T1"><text:s text:c="2"/>riposta</text:span></text:p>
      <text:p text:style-name="P2"/>
      <text:p text:style-name="P2">Etap II</text:p>
      <text:p text:style-name="P2"/>
      <text:p text:style-name="P3">czy rukola to rodzaj sałaty czy czosnku <text:s text:c="58"/><text:span text:style-name="T1"><text:s text:c="2"/>sałata</text:span></text:p>
      <text:p text:style-name="P3">jak nazywa się jednostka oporu elektrycznego <text:s text:c="49"/><text:span text:style-name="T1"><text:s/>om</text:span></text:p>
      <text:p text:style-name="P3">czy w skłąd zgromadzenia narodowego wchodzi w Polsce prezydent <text:s text:c="12"/><text:span text:style-name="T1"><text:s/>NIE </text:span></text:p>
      <text:p text:style-name="P3">jakie imię nosił książe o przydomku plątonogi <text:s text:c="49"/><text:span text:style-name="T1">Mieszko</text:span></text:p>
      <text:p text:style-name="P3">w ktorym rodzaju literackim występują didaskalia <text:s text:c="42"/><text:span text:style-name="T1"><text:s/>dramat</text:span></text:p>
      <text:p text:style-name="P3">na kogo przyszła kryska <text:s text:c="83"/><text:span text:style-name="T1"><text:s/>na Matyska</text:span></text:p>
      <text:p text:style-name="P3">jak nazywa się największe węgierskie jezioro <text:s text:c="51"/><text:span text:style-name="T1">Balaton</text:span></text:p>
      <text:p text:style-name="P3">ryby oddychają skrzelami a czym ptaki <text:s text:c="61"/><text:span text:style-name="T1">płuca</text:span></text:p>
      <text:p text:style-name="P3">jakim imieniem nazwano silny orkan z grudnia 2013 <text:s text:c="37"/><text:span text:style-name="T1"><text:s text:c="2"/>Ksawer</text:span>y</text:p>
      <text:p text:style-name="P3">na której konferencji została wytyczona zachodnia granica Polski na Odrze <text:s/><text:span text:style-name="T1"><text:s text:c="2"/>Poczdam</text:span></text:p>
      <text:p text:style-name="P3">czy słowa dźwiekonaśladownictwo oraz onomatopeja znaczą to samo <text:s text:c="11"/><text:span text:style-name="T1"><text:s/>TAK</text:span></text:p>
      <text:p text:style-name="P3">snooker to odmiana której gry <text:s text:c="74"/><text:span text:style-name="T1"><text:s/>bilard</text:span></text:p>
      <text:p text:style-name="P3">ile rzek w Polsce ma ponad 1000 km długości <text:s text:c="49"/><text:span text:style-name="T1"><text:s/>Wisła</text:span></text:p>
      <text:p text:style-name="P3">jak miała na imię druga żona Juliusza Cezara <text:s text:c="52"/><text:span text:style-name="T1">Pompeja</text:span></text:p>
      <text:p text:style-name="P3">w żegludze prędkość jednego węzła to ile mil morskich na godzinę <text:s text:c="13"/><text:span text:style-name="T1"><text:s text:c="2"/>jedna</text:span></text:p>
      <text:p text:style-name="P3">co jest dłuższe jedna mila morska czy jeden km <text:s text:c="46"/><text:span text:style-name="T1"><text:s/>mila</text:span></text:p>
      <text:p text:style-name="P3">które państwo jest kolebką hokeja na lodzie <text:s text:c="52"/><text:span text:style-name="T1"><text:s/>Kanada</text:span></text:p>
      <text:p text:style-name="P3">ile lat mial Nelson Mandela kiedy umarł <text:s text:c="57"/><text:span text:style-name="T1"><text:s/>95</text:span></text:p>
      <text:p text:style-name="P3">rurociąg przyjaźń bierze początek w mieście Almietewsk, to europejska czy azjatycka część Rosji <text:s text:c="113"/><text:span text:style-name="T1"><text:s/>europejska</text:span></text:p>
      <text:p text:style-name="P3"><text:soft-page-break/>kto był prezydentem w dniu wybuchu wojny w 1939 <text:s text:c="35"/><text:span text:style-name="T1"><text:s/>Mościcki</text:span></text:p>
      <text:p text:style-name="P3">jak nazywa się osoba towarzysząca kierowcy rajdowemu <text:s text:c="28"/><text:span text:style-name="T1"><text:s/>pilot</text:span></text:p>
      <text:p text:style-name="P3">dyszkant to glos wysoki czy niski <text:s text:c="65"/><text:span text:style-name="T1"><text:s/>wysoki</text:span></text:p>
      <text:p text:style-name="P3">posąg którego boga przedstawiało dzieło Fidiasza zaliczane do siedmiu cudów świata</text:p>
      <text:p text:style-name="P4">Zeus Olimpijski</text:p>
      <text:p text:style-name="P3">cyna i cynk, czy są promieniotwórcze <text:s text:c="61"/><text:span text:style-name="T1"><text:s/>NIE </text:span></text:p>
      <text:p text:style-name="P3">w którym stuleciu Abel Tasman odkrył Nową Zelandię <text:s text:c="34"/><text:span text:style-name="T1"><text:s/>XVII</text:span></text:p>
      <text:p text:style-name="P3">jakim gatunkiem ptaka jest Tweety znany z serialu Sylwester i Tweety na tropie <text:s text:c="2"/><text:span text:style-name="T1">kanarek</text:span></text:p>
      <text:p text:style-name="P3">czy oś świata jest równoległa czy prostopadła do osi Ziemii <text:s text:c="27"/><text:span text:style-name="T1">równoległą</text:span></text:p>
      <text:p text:style-name="P3">psałterz floriański z przełomu XIV/XV w nazywany jest psałterzem której królowej </text:p>
      <text:p text:style-name="P4">Jadwigi</text:p>
      <text:p text:style-name="P3">jak nazywa się pocisk podwodny z własnym napędem <text:s text:c="34"/><text:span text:style-name="T1"><text:s text:c="2"/>torpeda</text:span></text:p>
      <text:p text:style-name="P3">ile to jest 1/3 x 1/3 <text:s text:c="91"/><text:span text:style-name="T1"><text:s text:c="2"/>1/9</text:span></text:p>
      <text:p text:style-name="P3">jaki kryptonim nosiła inwazja na Wyspy Brytyjskie <text:s text:c="40"/><text:span text:style-name="T1"><text:s/>Lew morski</text:span></text:p>
      <text:p text:style-name="P3">który bohater małęgo ksiecia powiedział: Dobrze widzi się tylko sercem, najważniejsze jest dla oczu niewidoczne <text:s text:c="88"/><text:span text:style-name="T1"><text:s/>lis </text:span></text:p>
      <text:p text:style-name="P3">czy suchy lód topi się w temperaturze pokojowej <text:s text:c="44"/><text:span text:style-name="T1"><text:s/>NIE</text:span> </text:p>
      <text:p text:style-name="P3">jaka jest dolna granica wieku pozwalająca na ubieganie się o stanowisko sędziego sądu rejonowego <text:s text:c="103"/><text:span text:style-name="T1"><text:s text:c="2"/>29</text:span></text:p>
      <text:p text:style-name="P3">ktorą część garderoby można było nabyć u modystki <text:s text:c="39"/><text:span text:style-name="T1"><text:s/>kapelusz</text:span></text:p>
      <text:p text:style-name="P3">w którym stanie leży Gettysburgh <text:s text:c="69"/><text:span text:style-name="T1"><text:s/>Pensylvania</text:span></text:p>
      <text:p text:style-name="P3">który aktor zagrał w filmach: Troja, wywiad z wampire, Wichry namiętności, Siedem lat w Tybecie <text:s text:c="112"/><text:span text:style-name="T1">Brad Pitt</text:span></text:p>
      <text:p text:style-name="P3">czy Ryszard Wagner pisał librettta do swoich oper <text:s text:c="44"/><text:span text:style-name="T1">TAK</text:span></text:p>
      <text:p text:style-name="P3">który pisarz twierdził że prawdziwa cnota krytyk się nie boi <text:s text:c="29"/><text:span text:style-name="T1">Krasicki</text:span></text:p>
      <text:p text:style-name="P3">w którym mieście został zastrzelony John Lennon <text:s text:c="45"/><text:span text:style-name="T1">NYC</text:span></text:p>
      <text:p text:style-name="P3">armia którego państwa w 1916 roku użyła po raz pierwszy czołgów <text:s text:c="15"/><text:span text:style-name="T1"><text:s/>GB</text:span></text:p>
      <text:p text:style-name="P3">który artysta urodził się wcześniej Picasso czy Dali <text:s text:c="40"/><text:span text:style-name="T1"><text:s text:c="2"/>Picasso</text:span></text:p>
      <text:p text:style-name="P3">w którym mieście w kościele św. Katarzyny znajduje się muzeum zegarów wieżowych</text:p>
      <text:p text:style-name="P4">Gdańsk</text:p>
      <text:p text:style-name="P3">kto w 1900 odkrył ruiny pałacu w Knossos <text:s text:c="49"/><text:span text:style-name="T1"><text:s/>Artur Evens</text:span></text:p>
      <text:p text:style-name="P3">czym różni się laubzega od piły włośnicy <text:s text:c="56"/><text:span text:style-name="T1"><text:s/>niczym</text:span></text:p>
      <text:p text:style-name="P3">w powieści Cierpienia młodego Wertera, jak miał na imię przyjaciel Wertera <text:span text:style-name="T1"><text:s/>Wilhelm</text:span></text:p>
      <text:p text:style-name="P3">bulba, lanok, janka to taniec rosyjski, białoruski, ukraiński <text:s text:c="27"/><text:span text:style-name="T1"><text:s/>białoruski</text:span></text:p>
      <text:p text:style-name="P3">z ilu partii składa się rober w brydżu <text:s text:c="62"/><text:span text:style-name="T1"><text:s/>dwie</text:span></text:p>
      <text:p text:style-name="P3">jak nazywa się prototyp aparatu fotograficznego <text:s text:c="42"/><text:span text:style-name="T1"><text:s text:c="2"/>dagerotyp</text:span></text:p>
      <text:p text:style-name="P3">fousek to rasa psów czy kaczek <text:s text:c="70"/><text:span text:style-name="T1"><text:s/>pies</text:span></text:p>
      <text:p text:style-name="P3">w ktorym wieku rozwinął sie taszyzm <text:s text:c="60"/><text:span text:style-name="T1"><text:s/>XX w.</text:span></text:p>
      <text:p text:style-name="P3">w ktorym mieście organizowany jest festiwal Dwa Teatry <text:s text:c="29"/><text:span text:style-name="T1"><text:s/>Sopot</text:span></text:p>
      <text:p text:style-name="P3">który polski król utworzył uniwersytet Wileński <text:s text:c="45"/><text:span text:style-name="T1"><text:s/>Batory</text:span></text:p>
      <text:p text:style-name="P3">z ilu ksiąg składa się eneida <text:s text:c="78"/><text:span text:style-name="T1">12</text:span></text:p>
      <text:p text:style-name="P3">w którym mieście siedziba OBWE <text:s text:c="66"/><text:span text:style-name="T1">Wiedeń</text:span></text:p>
      <text:p text:style-name="P3">w którym filmie S. Chęcińskiego padają słowa: do czego to dochodzi, żeby człowiek przez świnie protekcji dochodził <text:s text:c="74"/><text:span text:style-name="T1"><text:s text:c="2"/>Nie ma mocnych</text:span></text:p>
      <text:p text:style-name="P3">acetylen jest nasycony czy nienasycony <text:s text:c="58"/><text:span text:style-name="T1"><text:s/>nienasycony</text:span></text:p>
      <text:p text:style-name="P2"><text:span text:style-name="T2"><text:s text:c="2"/></text:span></text:p>
      <text:p text:style-name="P2">Etap III</text:p>
      <text:p text:style-name="P2"/>
      <text:p text:style-name="P3"><text:soft-page-break/>za który film Polański otrzymał w tym roku Cezara <text:s text:c="34"/><text:span text:style-name="T1"><text:s/>Wenus w futrze</text:span></text:p>
      <text:p text:style-name="P3">ilu polskich sportowców zdobyło złote medale na IO w Soczi <text:s text:c="18"/><text:span text:style-name="T1"><text:s/>trzy</text:span></text:p>
      <text:p text:style-name="P3">pod jakim drzewem pani siądzie z panem w piosence kiedy znow zakwitną bzy <text:s text:c="2"/><text:span text:style-name="T1">platanem</text:span></text:p>
      <text:p text:style-name="P3">kto dowodził wojskami polskimi w bitwie pod Zieleńcami w 1792 <text:s text:c="10"/><text:span text:style-name="T1"><text:s/>ks. Poniatowski</text:span></text:p>
      <text:p text:style-name="P3">która baśń Andersena opisuje dzieciństwo pewnego łabędzia <text:s text:c="17"/><text:span text:style-name="T1"><text:s/>Brzydkie kaczątko</text:span></text:p>
      <text:p text:style-name="P3">zasada trójpodziału władzy postulowana przez Monteskiusza to jakie władze <text:s/></text:p>
      <text:p text:style-name="P3">ile przekątnych można przeprowadzić z jednego kąta w trójkącie <text:s text:c="12"/><text:span text:style-name="T1"><text:s/>żadną</text:span></text:p>
      <text:p text:style-name="P3">jak nazywa się siedmioramienny żydowski świecznik <text:s text:c="31"/><text:span text:style-name="T1">menora</text:span></text:p>
      <text:p text:style-name="P3">na którym oceanie leży Madagaskar <text:s text:c="58"/><text:span text:style-name="T1"><text:s/>Indyjski <text:s/></text:span><text:s text:c="11"/></text:p>
      <text:p text:style-name="P3">Ajschylos i Sofokles to dwójka z trójki wielkich dramaturgów, kto trzeci<text:span text:style-name="T1"> <text:s/>Eurypides</text:span></text:p>
      <text:p text:style-name="P3">ile człowiek ma kłów <text:s text:c="82"/><text:span text:style-name="T1">cztery</text:span></text:p>
      <text:p text:style-name="P3">czy jemioła jest pasożytem czy samodzielna <text:s text:c="43"/><text:span text:style-name="T1"><text:s text:c="3"/>pasożyt</text:span></text:p>
      <text:p text:style-name="P3">jak nazywa się francuskie miasto nad rzeką Mozą <text:s text:c="34"/><text:span text:style-name="T1"><text:s text:c="3"/>Verdun</text:span></text:p>
      <text:p text:style-name="P3">ilu zawodników gra w drużynie piłki rowerowej <text:s text:c="36"/><text:span text:style-name="T1"><text:s text:c="4"/>trzy</text:span></text:p>
      <text:p text:style-name="P3">jak nazywa się mimowolny, powtarzający się skurcz mięśni mimicznych twarzy <text:s text:c="3"/><text:span text:style-name="T1"><text:s/>tik</text:span></text:p>
      <text:p text:style-name="P3">przy której ulicy w Warszawie znajduje się pałac prezydencki <text:s text:c="4"/><text:span text:style-name="T1">Krakowskie Przedmieście</text:span></text:p>
      <text:p text:style-name="P3">na podstawie czyje powieści powstał film Wajdy Panny z wilka <text:s text:c="15"/><text:span text:style-name="T1">Iwaszkiewicz</text:span></text:p>
      <text:p text:style-name="P3">Mozambik, Angola, Algieria kto najwcześniej uzyskał niepodległość <text:s text:c="5"/><text:span text:style-name="T1"><text:s text:c="2"/>Algieria</text:span></text:p>
      <text:p text:style-name="P3">jakie imię nosi syn księcia Williama i Kate <text:s text:c="47"/><text:span text:style-name="T1"><text:s text:c="2"/>Jerzy</text:span></text:p>
      <text:p text:style-name="P3">w ktorym roku Edison opatentował żarówkę <text:s text:c="45"/><text:span text:style-name="T1"><text:s/>1880</text:span></text:p>
      <text:p text:style-name="P3">jak nazywa się aktora w serialu Na dobre i na złe wcielił się w postać profesora Falkowicza <text:s text:c="2"/><text:span text:style-name="T1">Żebrowski</text:span></text:p>
      <text:p text:style-name="P3">która rzeka uchodzi do Wisły w Bydgoszczy <text:s text:c="58"/><text:span text:style-name="T1"><text:s/>Brd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1T17:17:35.40</meta:creation-date>
    <meta:document-statistic meta:table-count="0" meta:image-count="0" meta:object-count="0" meta:page-count="3" meta:paragraph-count="106" meta:word-count="927" meta:character-count="10095"/>
    <dc:date>2014-09-01T18:02:56.81</dc:date>
    <meta:editing-duration>PT00H14M00S</meta:editing-duration>
    <meta:editing-cycles>1</meta:editing-cycles>
    <meta:generator>OpenOffice.ux.pl/3.1$Win32 OpenOffice.org_project/310m11$Build-39399</meta:generator>
  </office:meta>
</office:document-meta>
</file>